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f0922" officeooo:paragraph-rsid="001f0922"/>
    </style:style>
    <style:style style:name="P2" style:family="paragraph" style:parent-style-name="Standard">
      <style:paragraph-properties fo:text-align="start" style:justify-single-word="false"/>
      <style:text-properties officeooo:rsid="001f0922" officeooo:paragraph-rsid="001f0922"/>
    </style:style>
    <style:style style:name="P3" style:family="paragraph" style:parent-style-name="Standard">
      <style:text-properties officeooo:paragraph-rsid="001f0922"/>
    </style:style>
    <style:style style:name="P4" style:family="paragraph" style:parent-style-name="Text_20_body">
      <style:paragraph-properties fo:margin-left="0cm" fo:margin-right="0cm" fo:text-align="start" style:justify-single-word="false" fo:text-indent="0cm" style:auto-text-indent="false"/>
      <style:text-properties officeooo:rsid="00210dcc" officeooo:paragraph-rsid="00210dcc"/>
    </style:style>
    <style:style style:name="P5" style:family="paragraph" style:parent-style-name="List_20_Paragraph">
      <style:paragraph-properties fo:margin-left="0cm" fo:margin-right="0cm" fo:text-align="start" style:justify-single-word="false" fo:text-indent="0cm" style:auto-text-indent="false"/>
      <style:text-properties officeooo:paragraph-rsid="00228537"/>
    </style:style>
    <style:style style:name="P6" style:family="paragraph" style:parent-style-name="List_20_Paragraph">
      <style:paragraph-properties fo:margin-left="0cm" fo:margin-right="0cm" fo:text-align="start" style:justify-single-word="false" fo:text-indent="0cm" style:auto-text-indent="false"/>
      <style:text-properties officeooo:rsid="00210dcc" officeooo:paragraph-rsid="00210dcc"/>
    </style:style>
    <style:style style:name="P7" style:family="paragraph" style:parent-style-name="List_20_Paragraph">
      <style:paragraph-properties fo:margin-left="0cm" fo:margin-right="0cm" fo:text-align="start" style:justify-single-word="false" fo:text-indent="0cm" style:auto-text-indent="false"/>
      <style:text-properties officeooo:rsid="0022bed5" officeooo:paragraph-rsid="0022bed5"/>
    </style:style>
    <style:style style:name="P8" style:family="paragraph" style:parent-style-name="Text_20_body" style:list-style-name="L1"/>
    <style:style style:name="P9" style:family="paragraph" style:parent-style-name="Text_20_body" style:list-style-name="L3"/>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List_20_Paragraph" style:list-style-name="WWNum1">
      <style:text-properties officeooo:paragraph-rsid="001f0922"/>
    </style:style>
    <style:style style:name="P13" style:family="paragraph" style:parent-style-name="List_20_Paragraph" style:list-style-name="WWNum1">
      <style:paragraph-properties fo:text-align="start" style:justify-single-word="false"/>
      <style:text-properties officeooo:rsid="001f0922" officeooo:paragraph-rsid="001f0922"/>
    </style:style>
    <style:style style:name="P14" style:family="paragraph" style:parent-style-name="List_20_Paragraph" style:list-style-name="L2">
      <style:paragraph-properties fo:text-align="start" style:justify-single-word="false"/>
      <style:text-properties officeooo:paragraph-rsid="00210dcc"/>
    </style:style>
    <style:style style:name="P15" style:family="paragraph" style:parent-style-name="List_20_Paragraph">
      <style:paragraph-properties fo:text-align="start" style:justify-single-word="false">
        <style:tab-stops>
          <style:tab-stop style:position="0.529cm"/>
        </style:tab-stops>
      </style:paragraph-properties>
      <style:text-properties officeooo:paragraph-rsid="00210dcc"/>
    </style:style>
    <style:style style:name="P16" style:family="paragraph" style:parent-style-name="List_20_Paragraph" style:list-style-name="L2">
      <style:paragraph-properties fo:text-align="start" style:justify-single-word="false"/>
      <style:text-properties officeooo:rsid="00210dcc" officeooo:paragraph-rsid="00210dcc"/>
    </style:style>
    <style:style style:name="P17" style:family="paragraph" style:parent-style-name="List_20_Paragraph">
      <style:paragraph-properties fo:margin-left="0cm" fo:margin-right="0cm" fo:text-align="start" style:justify-single-word="false" fo:text-indent="0cm" style:auto-text-indent="false"/>
      <style:text-properties officeooo:rsid="001f0922" officeooo:paragraph-rsid="00228537"/>
    </style:style>
    <style:style style:name="P18" style:family="paragraph" style:parent-style-name="List_20_Paragraph">
      <style:paragraph-properties fo:margin-left="0cm" fo:margin-right="0cm" fo:text-align="start" style:justify-single-word="false" fo:text-indent="0cm" style:auto-text-indent="false">
        <style:tab-stops>
          <style:tab-stop style:position="0.529cm"/>
        </style:tab-stops>
      </style:paragraph-properties>
      <style:text-properties officeooo:paragraph-rsid="00210dcc"/>
    </style:style>
    <style:style style:name="P19" style:family="paragraph">
      <style:paragraph-properties fo:text-align="center"/>
    </style:style>
    <style:style style:name="P20" style:family="paragraph">
      <loext:graphic-properties draw:fill="solid" draw:fill-color="#000000"/>
      <style:paragraph-properties fo:text-align="center"/>
    </style:style>
    <style:style style:name="T1" style:family="text">
      <style:text-properties officeooo:rsid="001f0922"/>
    </style:style>
    <style:style style:name="T2" style:family="text">
      <style:text-properties officeooo:rsid="00228537"/>
    </style:style>
    <style:style style:name="T3" style:family="text">
      <style:text-properties officeooo:rsid="0022bed5"/>
    </style:style>
    <style:style style:name="T4" style:family="text">
      <style:text-properties officeooo:rsid="002842d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1.873cm" fo:min-width="2.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808cm" fo:min-width="2.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838cm" fo:min-width="2.5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bus</text:p>
      <text:p text:style-name="P2"/>
      <text:p text:style-name="P2">Logramos que la pagina sea responsive design tambien comenzamos con el segundo servidor para atender consultas de login </text:p>
      <text:p text:style-name="P3"/>
      <text:p text:style-name="P3">El objetivo general es: Facilitar el uso de los colectivos, otorgando así la ubicación en tiempo real, mejorando de esta manera la seguridad y comodidad de los usuarios.</text:p>
      <text:p text:style-name="P3">Objetivos específicos: </text:p>
      <text:list xml:id="list8760868941949414364" text:style-name="WWNum1">
        <text:list-item>
          <text:p text:style-name="P12">La aplicación apunta a un <text:span text:style-name="T4">20%</text:span> de empresas de colectivos <text:span text:style-name="T1">que deseen emplear nuestro sistema</text:span></text:p>
        </text:list-item>
        <text:list-item>
          <text:p text:style-name="P13">La aplicación apunta a un número de 2.500<text:bookmark text:name="_GoBack"/> usuarios </text:p>
        </text:list-item>
      </text:list>
      <text:p text:style-name="P17">Como requerimiento no funcional se encuentra la entrega, el tiempo de ejecucion, se plantea que la aplicación sea en tiempo real por lo cual no habrá demoras y sera inmediato, esto se logra gracias a la tecnologia ajax y al servidor creado en node.js y su base de datos en mongo los cuales permiten un tiempo de respuesta mas optimo a diferencia de otros lenguajes. </text:p>
      <text:p text:style-name="P5"/>
      <text:p text:style-name="P5"><text:span text:style-name="T1">En cuanto a la seguridad se espera que sea una aplicación segura ya que implementaremos </text:span>Helmet.</text:p>
      <text:p text:style-name="Text_20_body">Helmet es una colección de nueve funciones de middleware más paquetes que establecen cabeceras HTTP relacionadas con la seguridad:</text:p>
      <text:list xml:id="list4446764055304419437" text:style-name="L1">
        <text:list-item>
          <text:p text:style-name="P10"><text:span text:style-name="T2">Csp: </text:span>establece la cabecera <text:span text:style-name="Source_20_Text">Content-Security-Policy </text:span>para evitar ataques de scripts entre sitios y otras inyecciones entre sitios.</text:p>
        </text:list-item>
        <text:list-item>
          <text:p text:style-name="P10">HidePoweredBy elimina la cabecera <text:span text:style-name="Source_20_Text">X-Powered-By</text:span>.</text:p>
        </text:list-item>
        <text:list-item>
          <text:p text:style-name="P10">Hpkp añade cabeceras Public Key Pinning para evitar ataques de intermediarios con certificados falsos.</text:p>
        </text:list-item>
        <text:list-item>
          <text:p text:style-name="P10">Hsts establece la cabecera <text:span text:style-name="Source_20_Text">Strict-Transport-Security </text:span>que fuerza conexiones seguras (HTTP sobre SSL/TLS) con el servidor.</text:p>
        </text:list-item>
        <text:list-item>
          <text:p text:style-name="P10">IeNoOpen establece <text:span text:style-name="Source_20_Text">X-Download-Options </text:span>para IE8+.</text:p>
        </text:list-item>
        <text:list-item>
          <text:p text:style-name="P10">NoCache establece cabeceras <text:span text:style-name="Source_20_Text">Cache-Control </text:span>y Pragma para inhabilitar el almacenamiento en memoria caché del lado de cliente.</text:p>
        </text:list-item>
        <text:list-item>
          <text:p text:style-name="P10">NoSniff establece <text:span text:style-name="Source_20_Text">X-Content-Type-Options </text:span>para evitar que los navegadores rastreen mediante MIME una respuesta del tipo de contenido declarado.</text:p>
        </text:list-item>
        <text:list-item>
          <text:p text:style-name="P10">Frameguard establece la cabecera <text:span text:style-name="Source_20_Text">X-Frame-Options </text:span>para proporcionar protección contra el clickjacking.</text:p>
        </text:list-item>
        <text:list-item>
          <text:p text:style-name="P8">XssFilter establece<text:span text:style-name="Source_20_Text">X-XSS-Protection </text:span>para habilitar el filtro de scripts entre sitios (XSS) en los navegadores web más recientes.</text:p>
        </text:list-item>
      </text:list>
      <text:p text:style-name="P7"><text:a xlink:type="simple" xlink:href="http://expressjs.com/es/advanced/best-practice-security.html" text:style-name="Internet_20_link" text:visited-style-name="Visited_20_Internet_20_Link">http://expressjs.com/es/advanced/best-practice-security.html</text:a> </text:p>
      <text:p text:style-name="P5"/>
      <text:p text:style-name="P17">En cuanto a rendimiento sera optimizado ya que se comprimiran las peticiones en gzip utilizando un middleware, tampoco se utilizan funciones sincronicas ya que disminuyen el rendimiento del servidor, por otro lado se utilizan promesas las cuales permiten el manejo de errores y por ultimo se establecera la variable de entorno NODE_ENV en produccion lo cual almacenara en cache las vistas y los archivos css y generara mensajes de error menos detallados esto mejora tres veces el rendimiento de la aplicación. Por ultimo se usara un gestor de procesos el cual permite:</text:p>
      <text:p text:style-name="P5"/>
      <text:p text:style-name="P5"/>
      <text:list xml:id="list3067498468984732401" text:style-name="L2">
        <text:list-item>
          <text:p text:style-name="P14"><text:soft-page-break/>Obtener información útil sobre el rendimiento en tiempo de ejecución y el consumo de recursos.</text:p>
        </text:list-item>
        <text:list-item>
          <text:p text:style-name="P14">Modificar dinámicamente los valores para mejorar el rendimiento.</text:p>
        </text:list-item>
        <text:list-item>
          <text:p text:style-name="P16">Reiniciar la aplicación en caso de bloqueo</text:p>
        </text:list-item>
      </text:list>
      <text:p text:style-name="P6"/>
      <text:p text:style-name="P4"><text:span text:style-name="T3">En definitiva p</text:span>ara mejorar el rendimiento de la aplicación <text:span text:style-name="T3">se planea hacer lo siguiente</text:span>:</text:p>
      <text:list xml:id="list8048759544739542602" text:style-name="L3">
        <text:list-item>
          <text:p text:style-name="P11">Establecer NODE_ENV en “production”</text:p>
        </text:list-item>
        <text:list-item>
          <text:p text:style-name="P11">Asegurarse de que la aplicación se reinicia automáticamente</text:p>
        </text:list-item>
        <text:list-item>
          <text:p text:style-name="P11">Ejecutar la aplicación en un clúster</text:p>
        </text:list-item>
        <text:list-item>
          <text:p text:style-name="P11">Almacenar en la caché los resultados de la solicitud</text:p>
        </text:list-item>
        <text:list-item>
          <text:p text:style-name="P11">Utilizar un equilibrador de carga</text:p>
        </text:list-item>
        <text:list-item>
          <text:p text:style-name="P9">Utilizar un proxy inverso</text:p>
        </text:list-item>
      </text:list>
      <text:p text:style-name="P7"><text:a xlink:type="simple" xlink:href="http://expressjs.com/es/advanced/best-practice-performance.html" text:style-name="Internet_20_link" text:visited-style-name="Visited_20_Internet_20_Link">http://expressjs.com/es/advanced/best-practice-performance.html</text:a> </text:p>
      <text:p text:style-name="P7"/>
      <text:p text:style-name="P7">Basicamente con 3 servidores de gama media-baja bastaria para soportar los 2500 usuarios planeados ya que es una arquitectura de microservicios y esta depende de 3 servicios</text:p>
      <text:p text:style-name="P7"><draw:custom-shape text:anchor-type="paragraph" draw:z-index="6" draw:name="Forma6" draw:style-name="gr5" svg:width="2.581cm" svg:height="0.839cm" svg:x="5.092cm" svg:y="0.178cm"><text:p>Arduino</text:p><draw:enhanced-geometry svg:viewBox="0 0 21600 21600" draw:type="rectangle" draw:enhanced-path="M 0 0 L 21600 0 21600 21600 0 21600 0 0 Z N"/></draw:custom-shape></text:p>
      <text:p text:style-name="P7"/>
      <text:p text:style-name="P7"><draw:line text:anchor-type="paragraph" draw:z-index="5" draw:name="Forma5" draw:style-name="gr4" draw:text-style-name="P19" svg:x1="2.921cm" svg:y1="1.381cm" svg:x2="5.092cm" svg:y2="0.042cm"><text:p/></draw:line></text:p>
      <text:p text:style-name="P15"><draw:custom-shape text:anchor-type="paragraph" draw:z-index="1" draw:name="Forma1" draw:style-name="gr1" svg:width="2.47cm" svg:height="1.874cm" svg:x="0.363cm" svg:y="2.752cm"><text:p text:style-name="P19">Login</text:p><draw:enhanced-geometry svg:viewBox="0 0 21600 21600" draw:type="rectangle" draw:enhanced-path="M 0 0 L 21600 0 21600 21600 0 21600 0 0 Z N"/></draw:custom-shape><draw:custom-shape text:anchor-type="paragraph" draw:z-index="2" draw:name="Forma1" draw:style-name="gr1" svg:width="2.47cm" svg:height="1.874cm" svg:x="0.363cm" svg:y="5.532cm"><text:p text:style-name="P19">Consulta</text:p><text:p text:style-name="P19">Paradas</text:p><draw:enhanced-geometry svg:viewBox="0 0 21600 21600" draw:type="rectangle" draw:enhanced-path="M 0 0 L 21600 0 21600 21600 0 21600 0 0 Z N"/></draw:custom-shape><draw:custom-shape text:anchor-type="paragraph" draw:z-index="3" draw:name="Forma3" draw:style-name="gr2" svg:width="2.359cm" svg:height="1.809cm" svg:x="5.6cm" svg:y="0.24cm"><text:p>Base de datos</text:p><draw:enhanced-geometry svg:viewBox="0 0 21600 21600" draw:type="rectangle" draw:enhanced-path="M 0 0 L 21600 0 21600 21600 0 21600 0 0 Z N"/></draw:custom-shape><draw:line text:anchor-type="paragraph" draw:z-index="4" draw:name="Forma4" draw:style-name="gr3" draw:text-style-name="P20" svg:x1="2.921cm" svg:y1="1.208cm" svg:x2="5.6cm" svg:y2="1.12cm"><text:p/></draw:line><draw:custom-shape text:anchor-type="paragraph" draw:z-index="0" draw:name="Forma1" draw:style-name="gr1" svg:width="2.47cm" svg:height="1.874cm" svg:x="0.452cm" svg:y="0.019cm"><text:p text:style-name="P19">Consultas</text:p><text:p text:style-name="P19"><text:s/>Colectivos</text:p><draw:enhanced-geometry svg:viewBox="0 0 21600 21600" draw:type="rectangle" draw:enhanced-path="M 0 0 L 21600 0 21600 21600 0 21600 0 0 Z N"/></draw:custom-shape><draw:line text:anchor-type="paragraph" draw:z-index="7" draw:name="Forma2" draw:style-name="gr6" draw:text-style-name="P19" svg:x1="1.676cm" svg:y1="1.893cm" svg:x2="1.653cm" svg:y2="2.752cm"><text:p/></draw:line><draw:line text:anchor-type="paragraph" draw:z-index="8" draw:name="Forma7" draw:style-name="gr6" draw:text-style-name="P19" svg:x1="1.522cm" svg:y1="4.625cm" svg:x2="1.499cm" svg:y2="5.532cm"><text:p/></draw:line></text:p>
      <text:p text:style-name="P15"/>
      <text:p text:style-name="P15"/>
      <text:p text:style-name="P15"/>
      <text:p text:style-name="P15"/>
      <text:p text:style-name="P15"/>
      <text:p text:style-name="P15"><draw:custom-shape text:anchor-type="paragraph" draw:z-index="10" draw:name="Forma3" draw:style-name="gr2" svg:width="2.359cm" svg:height="1.809cm" svg:x="5.136cm" svg:y="-0.254cm"><text:p>Base de datos</text:p><draw:enhanced-geometry svg:viewBox="0 0 21600 21600" draw:type="rectangle" draw:enhanced-path="M 0 0 L 21600 0 21600 21600 0 21600 0 0 Z N"/></draw:custom-shape></text:p>
      <text:p text:style-name="P15"/>
      <text:p text:style-name="P15"><draw:line text:anchor-type="paragraph" draw:z-index="9" draw:name="Forma8" draw:style-name="gr6" draw:text-style-name="P19" svg:x1="2.833cm" svg:y1="-0.221cm" svg:x2="5.137cm" svg:y2="-0.242cm"><text:p/></draw:line></text:p>
      <text:p text:style-name="P15"/>
      <text:p text:style-name="P15"/>
      <text:p text:style-name="P15"/>
      <text:p text:style-name="P15"><draw:custom-shape text:anchor-type="paragraph" draw:z-index="11" draw:name="Forma3" draw:style-name="gr2" svg:width="2.359cm" svg:height="1.809cm" svg:x="5.115cm" svg:y="-0.102cm"><text:p>Base de datos</text:p><draw:enhanced-geometry svg:viewBox="0 0 21600 21600" draw:type="rectangle" draw:enhanced-path="M 0 0 L 21600 0 21600 21600 0 21600 0 0 Z N"/></draw:custom-shape></text:p>
      <text:p text:style-name="P15"/>
      <text:p text:style-name="P15"><draw:line text:anchor-type="paragraph" draw:z-index="12" draw:name="Forma8" draw:style-name="gr6" draw:text-style-name="P19" svg:x1="2.833cm" svg:y1="-0.122cm" svg:x2="5.137cm" svg:y2="-0.143cm"><text:p/></draw:line></text:p>
      <text:p text:style-name="P15"/>
      <text:p text:style-name="P15"/>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7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0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6:05:29.921000000</meta:creation-date>
    <dc:date>2018-07-09T21:54:58.347000000</dc:date>
    <meta:editing-duration>PT11M58S</meta:editing-duration>
    <meta:editing-cycles>2</meta:editing-cycles>
    <meta:generator>LibreOffice/5.2.4.2$Windows_x86 LibreOffice_project/3d5603e1122f0f102b62521720ab13a38a4e0eb0</meta:generator>
    <meta:document-statistic meta:table-count="0" meta:image-count="0" meta:object-count="0" meta:page-count="2" meta:paragraph-count="32" meta:word-count="513" meta:character-count="3404" meta:non-whitespace-character-count="2937"/>
  </office:meta>
</office:document-meta>
</file>